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21">
      <style:text-properties fo:font-size="10pt" style:font-size-asian="10pt" style:font-size-complex="10pt"/>
    </style:style>
    <style:style style:name="ce8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">
      <style:text-properties fo:font-size="10pt" style:font-size-asian="10pt" style:font-size-complex="10pt"/>
    </style:style>
    <style:style style:name="ce1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Foglio1" table:style-name="ta1" table:print="false">
        <table:table-column table:style-name="co3" table:number-columns-repeated="3" table:default-cell-style-name="ce3"/>
        <table:table-column table:style-name="co3" table:default-cell-style-name="ce9"/>
        <table:table-column table:style-name="co3" table:number-columns-repeated="1020" table:default-cell-style-name="ce3"/>
        <table:table-row table:style-name="ro2">
          <table:table-cell table:style-name="ce1" table:number-columns-repeated="3"/>
          <table:table-cell table:style-name="ce6"/>
          <table:table-cell table:style-name="ce1" table:number-columns-repeated="1020"/>
        </table:table-row>
        <table:table-row table:style-name="ro2">
          <table:table-cell table:style-name="ce1" table:number-columns-repeated="3"/>
          <table:table-cell table:style-name="ce6"/>
          <table:table-cell table:style-name="ce1">
            <draw:frame table:end-cell-address="Foglio1.J26" table:end-x="29.65pt" table:end-y="5.19pt" draw:z-index="0" draw:style-name="gr1" svg:width="373.95pt" svg:height="314.31pt" svg:x="15.7pt" svg:y="1.7pt">
              <draw:object draw:notify-on-update-of-ranges="Foglio1.A4:Foglio1.A15 Foglio1.B3:Foglio1.B3 Foglio1.B4:Foglio1.B15 Foglio1.C3:Foglio1.C3 Foglio1.C4:Foglio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Mes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Gennaio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7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bbraio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7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rzo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7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rile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7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gio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7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iugno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7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glio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7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osto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7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tembre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7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ttobre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7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vembre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7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embre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7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5" table:formula="of:=SUM([.B4:.B15])" office:value-type="float" office:value="306" calcext:value-type="float">
            <text:p>306</text:p>
          </table:table-cell>
          <table:table-cell table:style-name="ce5" table:formula="of:=SUM([.C4:.C15])" office:value-type="float" office:value="354" calcext:value-type="float">
            <text:p>354</text:p>
          </table:table-cell>
          <table:table-cell table:style-name="ce8" table:formula="of:=ROUND([.C16]/[.B16]-1;2)" office:value-type="percentage" office:value="0.16" calcext:value-type="percentage">
            <text:p>16.0%</text:p>
          </table:table-cell>
          <table:table-cell table:style-name="ce10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it" fo:country="IT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4P0"/>
    </number:currency-style>
    <number:currency-style style:name="N135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7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7P0"/>
    </number:currency-style>
    <number:time-style style:name="N138">
      <number:hours/>
      <number:text>時</number:text>
      <number:minutes number:style="long"/>
      <number:text>分</number:text>
    </number:time-style>
    <number:time-style style:name="N139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7">00/00/0000</text:date>, <text:time style:data-style-name="N2" text:time-value="12:48:02.150002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22-04-27T12:49:01.334354715</dc:date>
    <meta:editing-duration>PT1H33M39S</meta:editing-duration>
    <meta:editing-cycles>21</meta:editing-cycles>
    <meta:generator>NeoOffice_Developer_Build/2022_Developer_Preview$MacOSX_AARCH64 NeoOffice Developer Build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93cm" svg:height="11.089cm" xlink:href=".." xlink:type="simple" chart:class="chart:bar" chart:style-name="ch1">
        <chart:legend chart:legend-position="end" svg:x="11.885cm" svg:y="5.049cm" style:legend-expansion="high" chart:style-name="ch2"/>
        <chart:plot-area chart:style-name="ch3" table:cell-range-address="Foglio1.A4:Foglio1.C15 Foglio1.B3:Foglio1.C3" chart:data-source-has-labels="both" svg:x="1.274cm" svg:y="0.221cm" svg:width="10.348cm" svg:height="9.666cm">
          <chartooo:coordinate-region svg:x="1.839cm" svg:y="0.394cm" svg:width="9.783cm" svg:height="7.942cm"/>
          <chart:axis chart:dimension="x" chart:name="primary-x" chart:style-name="ch4" chartooo:axis-type="text">
            <chart:title svg:x="6.002cm" svg:y="10.108cm" chart:style-name="ch5">
              <text:p>Mese</text:p>
            </chart:title>
            <chart:categories table:cell-range-address="Foglio1.A4:Foglio1.A15"/>
          </chart:axis>
          <chart:axis chart:dimension="y" chart:name="primary-y" chart:style-name="ch6">
            <chart:title svg:x="0.451cm" svg:y="5.748cm" chart:style-name="ch7">
              <text:p>Fatturato</text:p>
            </chart:title>
            <chart:grid chart:style-name="ch8" chart:class="major"/>
          </chart:axis>
          <chart:series chart:style-name="ch9" chart:values-cell-range-address="Foglio1.B4:Foglio1.B15" chart:label-cell-address="Foglio1.B3:Foglio1.B3" chart:class="chart:bar">
            <chart:data-point chart:repeated="12"/>
          </chart:series>
          <chart:series chart:style-name="ch10" chart:values-cell-range-address="Foglio1.C4:Foglio1.C15" chart:label-cell-address="Foglio1.C3:Foglio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2</text:p>
                <draw:g>
                  <svg:desc>Foglio1.B3:Foglio1.B3</svg:desc>
                </draw:g>
              </table:table-cell>
              <table:table-cell office:value-type="string">
                <text:p>2023</text:p>
                <draw:g>
                  <svg:desc>Foglio1.C3:Foglio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nnaio</text:p>
                <draw:g>
                  <svg:desc>Foglio1.A4:Foglio1.A15</svg:desc>
                </draw:g>
              </table:table-cell>
              <table:table-cell office:value-type="float" office:value="20">
                <text:p>20</text:p>
                <draw:g>
                  <svg:desc>Foglio1.B4:Foglio1.B15</svg:desc>
                </draw:g>
              </table:table-cell>
              <table:table-cell office:value-type="float" office:value="24">
                <text:p>24</text:p>
                <draw:g>
                  <svg:desc>Foglio1.C4:Foglio1.C15</svg:desc>
                </draw:g>
              </table:table-cell>
            </table:table-row>
            <table:table-row>
              <table:table-cell office:value-type="string">
                <text:p>Febbraio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e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ggio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Giugno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uglio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ttembre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ttobre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re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icembre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_Developer_Build/2022_Developer_Preview$MacOSX_AARCH64 NeoOffice Developer Build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